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F" svg:font-family="" style:font-family-generic="roman"/>
    <style:font-face style:name="Calibri" svg:font-family="Calibri" style:font-family-generic="swiss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1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10.185cm" style:rel-column-width="32767*"/>
    </style:style>
    <style:style style:name="Tableau1.B" style:family="table-column">
      <style:table-column-properties style:column-width="10.186cm" style:rel-column-width="32768*"/>
    </style:style>
    <style:style style:name="Tableau1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au1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style:vertical-align="middle" fo:background-color="#ffd8c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4" style:family="table-row">
      <style:table-row-properties style:min-row-height="1.505cm"/>
    </style:style>
    <style:style style:name="Tableau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5" style:family="table-row">
      <style:table-row-properties style:min-row-height="0.228cm"/>
    </style:style>
    <style:style style:name="Tableau1.6" style:family="table-row">
      <style:table-row-properties style:min-row-height="3.558cm"/>
    </style:style>
    <style:style style:name="Tableau1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20.371cm" table:align="margins"/>
    </style:style>
    <style:style style:name="Tableau3.A" style:family="table-column">
      <style:table-column-properties style:column-width="20.371cm" style:rel-column-width="65535*"/>
    </style:style>
    <style:style style:name="Tableau3.1" style:family="table-row">
      <style:table-row-properties style:min-row-height="0.446cm"/>
    </style:style>
    <style:style style:name="Tableau3.A1" style:family="table-cell">
      <style:table-cell-properties fo:background-color="#ffd8ce" fo:padding="0.097cm" fo:border="0.05pt solid #000000">
        <style:background-image/>
      </style:table-cell-properties>
    </style:style>
    <style:style style:name="Tableau3.2" style:family="table-row">
      <style:table-row-properties style:min-row-height="2.671cm"/>
    </style:style>
    <style:style style:name="Tableau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9.599cm" table:align="left"/>
    </style:style>
    <style:style style:name="Tableau4.A" style:family="table-column">
      <style:table-column-properties style:column-width="3.101cm"/>
    </style:style>
    <style:style style:name="Tableau4.B" style:family="table-column">
      <style:table-column-properties style:column-width="3.298cm"/>
    </style:style>
    <style:style style:name="Tableau4.C" style:family="table-column">
      <style:table-column-properties style:column-width="3.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9.599cm" table:align="left"/>
    </style:style>
    <style:style style:name="Tableau5.A" style:family="table-column">
      <style:table-column-properties style:column-width="3.101cm"/>
    </style:style>
    <style:style style:name="Tableau5.B" style:family="table-column">
      <style:table-column-properties style:column-width="3.298cm"/>
    </style:style>
    <style:style style:name="Tableau5.C" style:family="table-column">
      <style:table-column-properties style:column-width="3.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9.599cm" table:align="left"/>
    </style:style>
    <style:style style:name="Tableau6.A" style:family="table-column">
      <style:table-column-properties style:column-width="3.101cm"/>
    </style:style>
    <style:style style:name="Tableau6.B" style:family="table-column">
      <style:table-column-properties style:column-width="3.298cm"/>
    </style:style>
    <style:style style:name="Tableau6.C" style:family="table-column">
      <style:table-column-properties style:column-width="3.2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6.791cm" style:rel-column-width="21845*"/>
    </style:style>
    <style:style style:name="Tableau2.1" style:family="table-row">
      <style:table-row-properties style:min-row-height="0.446cm"/>
    </style:style>
    <style:style style:name="Tableau2.A1" style:family="table-cell">
      <style:table-cell-properties fo:background-color="#ffd8ce" fo:padding="0.097cm" fo:border="0.05pt solid #000000">
        <style:background-image/>
      </style:table-cell-properties>
    </style:style>
    <style:style style:name="Tableau2.2" style:family="table-row">
      <style:table-row-properties style:min-row-height="0.647cm"/>
    </style:style>
    <style:style style:name="Tableau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3" style:family="table-row">
      <style:table-row-properties style:min-row-height="0.949cm"/>
    </style:style>
    <style:style style:name="Tableau4" style:family="table">
      <style:table-properties style:width="9.599cm" table:align="left"/>
    </style:style>
    <style:style style:name="Tableau4.A" style:family="table-column">
      <style:table-column-properties style:column-width="3.101cm"/>
    </style:style>
    <style:style style:name="Tableau4.B" style:family="table-column">
      <style:table-column-properties style:column-width="3.298cm"/>
    </style:style>
    <style:style style:name="Tableau4.C" style:family="table-column">
      <style:table-column-properties style:column-width="3.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9.599cm" table:align="left"/>
    </style:style>
    <style:style style:name="Tableau5.A" style:family="table-column">
      <style:table-column-properties style:column-width="3.101cm"/>
    </style:style>
    <style:style style:name="Tableau5.B" style:family="table-column">
      <style:table-column-properties style:column-width="3.298cm"/>
    </style:style>
    <style:style style:name="Tableau5.C" style:family="table-column">
      <style:table-column-properties style:column-width="3.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9.599cm" table:align="left"/>
    </style:style>
    <style:style style:name="Tableau6.A" style:family="table-column">
      <style:table-column-properties style:column-width="3.101cm"/>
    </style:style>
    <style:style style:name="Tableau6.B" style:family="table-column">
      <style:table-column-properties style:column-width="3.298cm"/>
    </style:style>
    <style:style style:name="Tableau6.C" style:family="table-column">
      <style:table-column-properties style:column-width="3.2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officeooo:paragraph-rsid="0099bb42"/>
    </style:style>
    <style:style style:name="P2" style:family="paragraph" style:parent-style-name="Standard">
      <style:text-properties style:font-name="Calibri" fo:font-size="10pt" fo:font-weight="normal" officeooo:rsid="00785444" officeooo:paragraph-rsid="00789d89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1pt" officeooo:rsid="0050f13c" officeooo:paragraph-rsid="006398c5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1pt" officeooo:rsid="0050f13c" officeooo:paragraph-rsid="00512e9b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1pt" officeooo:rsid="0050f13c" officeooo:paragraph-rsid="009486ba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1pt" officeooo:rsid="00821a92" officeooo:paragraph-rsid="0097a174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1pt" officeooo:paragraph-rsid="0097a174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1pt" officeooo:rsid="0084a0b1" officeooo:paragraph-rsid="0097a174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1pt" officeooo:rsid="00903f85" officeooo:paragraph-rsid="00903f85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1pt" officeooo:rsid="00908cd4" officeooo:paragraph-rsid="00908cd4" style:font-size-asian="11pt" style:font-size-complex="11pt"/>
    </style:style>
    <style:style style:name="P11" style:family="paragraph" style:parent-style-name="Table_20_Contents">
      <style:text-properties style:font-name="Calibri" fo:font-size="11pt" fo:font-weight="normal" officeooo:rsid="00785444" officeooo:paragraph-rsid="007f5600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1pt" fo:font-weight="normal" officeooo:rsid="0050f13c" officeooo:paragraph-rsid="007bad2f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1pt" fo:font-weight="normal" officeooo:rsid="007f5600" officeooo:paragraph-rsid="0097a174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1pt" fo:font-weight="normal" officeooo:rsid="00993b10" officeooo:paragraph-rsid="00993b10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font-name="Calibri" fo:font-size="10pt" fo:font-weight="bold" officeooo:rsid="00785444" officeooo:paragraph-rsid="00785444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Calibri" fo:font-size="10pt" fo:font-weight="bold" officeooo:rsid="00785444" officeooo:paragraph-rsid="00787d89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Calibri" fo:font-size="10pt" officeooo:rsid="00785444" officeooo:paragraph-rsid="00785444" style:font-size-asian="10pt" style:font-size-complex="10pt"/>
    </style:style>
    <style:style style:name="P18" style:family="paragraph" style:parent-style-name="Table_20_Contents">
      <style:text-properties style:font-name="Calibri" fo:font-size="10pt" officeooo:rsid="00785444" officeooo:paragraph-rsid="00787d89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officeooo:rsid="0050f13c" officeooo:paragraph-rsid="006398c5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officeooo:rsid="00908cd4" officeooo:paragraph-rsid="00908cd4" style:font-size-asian="10pt" style:font-size-complex="10pt"/>
    </style:style>
    <style:style style:name="P21" style:family="paragraph" style:parent-style-name="Table_20_Contents">
      <style:text-properties style:font-name="Calibri" fo:font-size="10pt" fo:font-weight="normal" officeooo:rsid="00785444" officeooo:paragraph-rsid="00787d89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1pt" fo:font-weight="normal" officeooo:rsid="00993b10" officeooo:paragraph-rsid="00b69bd9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1pt" fo:font-weight="normal" officeooo:rsid="00993b10" officeooo:paragraph-rsid="00bc6626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1pt" fo:font-weight="normal" officeooo:rsid="00bcb3b8" officeooo:paragraph-rsid="00bcb3b8" style:font-size-asian="11pt" style:font-weight-asian="normal" style:font-size-complex="11pt" style:font-weight-complex="normal"/>
    </style:style>
    <style:style style:name="P25" style:family="paragraph" style:parent-style-name="Standard">
      <style:text-properties officeooo:paragraph-rsid="0097a174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1pt" officeooo:rsid="0050f13c" officeooo:paragraph-rsid="009f273e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1pt" officeooo:paragraph-rsid="00bc6626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1pt" officeooo:paragraph-rsid="0097a174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1pt" officeooo:rsid="00b1e2de" officeooo:paragraph-rsid="00b1e2de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1pt" officeooo:rsid="00b1e2de" officeooo:paragraph-rsid="00b69bd9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1pt" officeooo:rsid="00b1e2de" officeooo:paragraph-rsid="00bc6626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1pt" officeooo:rsid="00b72b46" officeooo:paragraph-rsid="00b72b46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1pt" officeooo:rsid="00b86315" officeooo:paragraph-rsid="00b86315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1pt" officeooo:rsid="00bd9343" officeooo:paragraph-rsid="00bd9343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1pt" officeooo:rsid="00bd9343" officeooo:paragraph-rsid="00bf2446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1pt" officeooo:rsid="00bd9343" officeooo:paragraph-rsid="00ca649e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1pt" officeooo:rsid="00834eb7" officeooo:paragraph-rsid="0097a174" style:font-size-asian="11pt" style:font-size-complex="11pt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1pt" officeooo:rsid="00bf2446" officeooo:paragraph-rsid="00bf2446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1pt" officeooo:rsid="00bf2446" officeooo:paragraph-rsid="00bf2446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1pt" officeooo:rsid="00c16915" officeooo:paragraph-rsid="00c16915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1pt" officeooo:rsid="00c6b02b" officeooo:paragraph-rsid="00c6b02b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1pt" officeooo:rsid="0084a0b1" officeooo:paragraph-rsid="0097a174" style:font-size-asian="11pt" style:font-size-complex="11pt"/>
    </style:style>
    <style:style style:name="P44" style:family="paragraph" style:parent-style-name="Table_20_Contents">
      <style:text-properties style:font-name="Calibri" fo:font-size="11pt" fo:font-weight="normal" officeooo:rsid="00785444" officeooo:paragraph-rsid="0099bb42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1pt" fo:font-weight="normal" officeooo:rsid="00785444" officeooo:paragraph-rsid="00b69bd9" style:font-size-asian="11pt" style:font-weight-asian="normal" style:font-size-complex="11pt" style:font-weight-complex="normal"/>
    </style:style>
    <style:style style:name="P46" style:family="paragraph" style:parent-style-name="Table_20_Contents">
      <style:text-properties style:font-name="Calibri" fo:font-size="11pt" fo:font-weight="bold" officeooo:rsid="00aa984a" officeooo:paragraph-rsid="00aa984a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aaca81" officeooo:paragraph-rsid="00acf79d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aaca81" officeooo:paragraph-rsid="00add715" style:font-size-asian="11pt" style:font-weight-asian="bold" style:font-size-complex="11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11pt" fo:font-weight="bold" officeooo:rsid="00af5157" officeooo:paragraph-rsid="00af5157" style:font-size-asian="11pt" style:font-weight-asian="bold" style:font-size-complex="11pt" style:font-weight-complex="bold"/>
    </style:style>
    <style:style style:name="P50" style:family="paragraph" style:parent-style-name="Table_20_Contents">
      <style:text-properties style:font-name="Calibri" fo:font-size="11pt" fo:font-weight="bold" officeooo:rsid="00b166a9" officeooo:paragraph-rsid="00b166a9" style:font-size-asian="11pt" style:font-weight-asian="bold" style:font-size-complex="11pt" style:font-weight-complex="bold"/>
    </style:style>
    <style:style style:name="P51" style:family="paragraph" style:parent-style-name="Table_20_Contents">
      <style:text-properties style:font-name="Calibri" fo:font-size="11pt" fo:font-weight="bold" officeooo:rsid="00b3dce7" officeooo:paragraph-rsid="00b3dce7" style:font-size-asian="11pt" style:font-weight-asian="bold" style:font-size-complex="11pt" style:font-weight-complex="bold"/>
    </style:style>
    <style:style style:name="P52" style:family="paragraph" style:parent-style-name="Table_20_Contents">
      <style:text-properties style:font-name="Calibri" fo:font-size="11pt" fo:font-weight="bold" officeooo:rsid="00b3edc3" officeooo:paragraph-rsid="00b43a0f" style:font-size-asian="11pt" style:font-weight-asian="bold" style:font-size-complex="11pt" style:font-weight-complex="bold"/>
    </style:style>
    <style:style style:name="P53" style:family="paragraph" style:parent-style-name="Table_20_Contents">
      <style:text-properties style:font-name="Calibri" fo:font-size="11pt" fo:font-weight="bold" officeooo:rsid="00b43a0f" officeooo:paragraph-rsid="00b5298c" style:font-size-asian="11pt" style:font-weight-asian="bold" style:font-size-complex="11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size="11pt" fo:font-weight="bold" officeooo:rsid="00b69bd9" officeooo:paragraph-rsid="00b69bd9" style:font-size-asian="11pt" style:font-weight-asian="bold" style:font-size-complex="11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11pt" fo:font-weight="bold" officeooo:rsid="00bb63be" officeooo:paragraph-rsid="00bb63be" style:font-size-asian="11pt" style:font-weight-asian="bold" style:font-size-complex="11pt" style:font-weight-complex="bold"/>
    </style:style>
    <style:style style:name="P56" style:family="paragraph" style:parent-style-name="Table_20_Contents">
      <style:text-properties style:font-name="Calibri" fo:font-size="11pt" fo:font-style="italic" fo:font-weight="bold" officeooo:rsid="00aaca81" officeooo:paragraph-rsid="00aaca81" style:font-size-asian="11pt" style:font-style-asian="italic" style:font-weight-asian="bold" style:font-size-complex="11pt" style:font-style-complex="italic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Calibri" fo:font-size="10pt" officeooo:rsid="00908cd4" officeooo:paragraph-rsid="009f71e8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Calibri" fo:font-size="10pt" officeooo:rsid="009f273e" officeooo:paragraph-rsid="009f273e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10pt" officeooo:rsid="009f273e" officeooo:paragraph-rsid="009f71e8" style:font-size-asian="10pt" style:font-size-complex="10pt"/>
    </style:style>
    <style:style style:name="P60" style:family="paragraph" style:parent-style-name="Table_20_Contents">
      <style:text-properties style:font-name="Calibri" fo:font-size="10pt" fo:font-weight="normal" officeooo:rsid="00785444" officeooo:paragraph-rsid="00a6d876" style:font-size-asian="10pt" style:font-weight-asian="normal" style:font-size-complex="10pt" style:font-weight-complex="normal"/>
    </style:style>
    <style:style style:name="P61" style:family="paragraph">
      <style:paragraph-properties fo:text-align="center"/>
      <style:text-properties style:font-name="Calibri" fo:font-size="10pt" style:font-size-asian="10pt" style:font-name-complex="Calibri" style:font-size-complex="10pt"/>
    </style:style>
    <style:style style:name="P62" style:family="paragraph">
      <loext:graphic-properties draw:fill="none" draw:fill-color="#ffffff"/>
      <style:paragraph-properties fo:text-align="center"/>
      <style:text-properties style:font-name="Calibri" fo:font-size="10pt" style:font-size-asian="10pt" style:font-name-complex="Calibri" style:font-size-complex="10pt"/>
    </style:style>
    <style:style style:name="P63" style:family="paragraph">
      <loext:graphic-properties draw:fill="none" draw:fill-color="#ffffff"/>
    </style:style>
    <style:style style:name="P64" style:family="paragraph">
      <loext:graphic-properties draw:fill="none" draw:fill-color="#ffffff"/>
      <style:text-properties style:font-name="Carlito"/>
    </style:style>
    <style:style style:name="P65" style:family="paragraph">
      <style:text-properties style:font-name="Carlito"/>
    </style:style>
    <style:style style:name="T1" style:family="text">
      <style:text-properties style:font-name="Liberation Sans" fo:font-size="12pt" fo:font-weight="normal" officeooo:rsid="004af1b8" style:font-name-asian="Noto Sans CJK SC1" style:font-size-asian="12pt" style:font-weight-asian="normal" style:font-name-complex="Lohit Devanagari2" style:font-size-complex="12pt" style:font-weight-complex="normal"/>
    </style:style>
    <style:style style:name="T2" style:family="text">
      <style:text-properties style:font-name="Liberation Sans" fo:font-size="12pt" fo:font-weight="normal" officeooo:rsid="008e8ce7" style:font-name-asian="Noto Sans CJK SC1" style:font-size-asian="12pt" style:font-weight-asian="normal" style:font-name-complex="Lohit Devanagari2" style:font-size-complex="12pt" style:font-weight-complex="normal"/>
    </style:style>
    <style:style style:name="T3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name-asian="Noto Sans CJK SC1" style:font-size-asian="18pt" style:font-weight-asian="bold" style:font-name-complex="Lohit Devanagari2" style:font-size-complex="18pt" style:font-weight-complex="bold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f3e74" style:font-name-asian="Noto Sans CJK SC1" style:font-size-asian="18pt" style:font-weight-asian="bold" style:font-name-complex="Lohit Devanagari2" style:font-size-complex="18pt" style:font-weight-complex="bold"/>
    </style:style>
    <style:style style:name="T5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4c7e79" style:font-name-asian="Noto Sans CJK SC1" style:font-size-asian="18pt" style:font-weight-asian="bold" style:font-name-complex="Lohit Devanagari2" style:font-size-complex="18pt" style:font-weight-complex="bold"/>
    </style:style>
    <style:style style:name="T6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name-asian="Noto Sans CJK SC1" style:font-size-asian="18pt" style:font-weight-asian="bold" style:font-name-complex="Lohit Devanagari2" style:font-size-complex="18pt" style:font-weight-complex="bold"/>
    </style:style>
    <style:style style:name="T7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787d8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789d89" style:font-weight-asian="bold" style:font-weight-complex="bold"/>
    </style:style>
    <style:style style:name="T12" style:family="text">
      <style:text-properties fo:font-weight="bold" officeooo:rsid="00785444" style:font-weight-asian="bold" style:font-weight-complex="bold"/>
    </style:style>
    <style:style style:name="T13" style:family="text">
      <style:text-properties fo:font-weight="bold" officeooo:rsid="007bad2f" style:font-weight-asian="bold" style:font-weight-complex="bold"/>
    </style:style>
    <style:style style:name="T14" style:family="text">
      <style:text-properties fo:font-weight="bold" officeooo:rsid="0080ccc0" style:font-weight-asian="bold" style:font-weight-complex="bold"/>
    </style:style>
    <style:style style:name="T15" style:family="text">
      <style:text-properties fo:font-weight="bold" officeooo:rsid="009f9384" style:font-weight-asian="bold" style:font-weight-complex="bold"/>
    </style:style>
    <style:style style:name="T16" style:family="text">
      <style:text-properties fo:font-weight="bold" officeooo:rsid="00a012cd" style:font-weight-asian="bold" style:font-weight-complex="bold"/>
    </style:style>
    <style:style style:name="T17" style:family="text">
      <style:text-properties fo:font-weight="bold" officeooo:rsid="00a16c25" style:font-weight-asian="bold" style:font-weight-complex="bold"/>
    </style:style>
    <style:style style:name="T18" style:family="text">
      <style:text-properties fo:font-weight="bold" officeooo:rsid="00a1eb5c" style:font-weight-asian="bold" style:font-weight-complex="bold"/>
    </style:style>
    <style:style style:name="T19" style:family="text">
      <style:text-properties fo:font-weight="bold" officeooo:rsid="00a26f81" style:font-weight-asian="bold" style:font-weight-complex="bold"/>
    </style:style>
    <style:style style:name="T20" style:family="text">
      <style:text-properties fo:font-weight="bold" officeooo:rsid="00a286fb" style:font-weight-asian="bold" style:font-weight-complex="bold"/>
    </style:style>
    <style:style style:name="T21" style:family="text">
      <style:text-properties fo:font-weight="bold" officeooo:rsid="00a29bf0" style:font-weight-asian="bold" style:font-weight-complex="bold"/>
    </style:style>
    <style:style style:name="T22" style:family="text">
      <style:text-properties fo:font-weight="bold" officeooo:rsid="00a2b61c" style:font-weight-asian="bold" style:font-weight-complex="bold"/>
    </style:style>
    <style:style style:name="T23" style:family="text">
      <style:text-properties fo:font-weight="bold" officeooo:rsid="00a2bc1d" style:font-weight-asian="bold" style:font-weight-complex="bold"/>
    </style:style>
    <style:style style:name="T24" style:family="text">
      <style:text-properties fo:font-weight="bold" officeooo:rsid="00a4a498" style:font-weight-asian="bold" style:font-weight-complex="bold"/>
    </style:style>
    <style:style style:name="T25" style:family="text">
      <style:text-properties fo:font-weight="bold" officeooo:rsid="00a5088e" style:font-weight-asian="bold" style:font-weight-complex="bold"/>
    </style:style>
    <style:style style:name="T26" style:family="text">
      <style:text-properties fo:font-weight="bold" officeooo:rsid="00a64934" style:font-weight-asian="bold" style:font-weight-complex="bold"/>
    </style:style>
    <style:style style:name="T27" style:family="text">
      <style:text-properties fo:font-weight="bold" officeooo:rsid="0079839e" style:font-weight-asian="bold" style:font-weight-complex="bold"/>
    </style:style>
    <style:style style:name="T28" style:family="text">
      <style:text-properties fo:font-weight="bold" officeooo:rsid="00a70a4b" style:font-weight-asian="bold" style:font-weight-complex="bold"/>
    </style:style>
    <style:style style:name="T29" style:family="text">
      <style:text-properties fo:font-weight="bold" officeooo:rsid="00a8c927" style:font-weight-asian="bold" style:font-weight-complex="bold"/>
    </style:style>
    <style:style style:name="T30" style:family="text">
      <style:text-properties fo:font-weight="bold" officeooo:rsid="00a95375" style:font-weight-asian="bold" style:font-weight-complex="bold"/>
    </style:style>
    <style:style style:name="T31" style:family="text">
      <style:text-properties fo:font-weight="bold" officeooo:rsid="00b69bd9" style:font-weight-asian="bold" style:font-weight-complex="bold"/>
    </style:style>
    <style:style style:name="T32" style:family="text">
      <style:text-properties fo:font-weight="bold" officeooo:rsid="00b6e2c7" style:font-weight-asian="bold" style:font-weight-complex="bold"/>
    </style:style>
    <style:style style:name="T33" style:family="text">
      <style:text-properties officeooo:rsid="0079839e"/>
    </style:style>
    <style:style style:name="T34" style:family="text">
      <style:text-properties officeooo:rsid="007aa4b8"/>
    </style:style>
    <style:style style:name="T35" style:family="text">
      <style:text-properties officeooo:rsid="007bad2f"/>
    </style:style>
    <style:style style:name="T36" style:family="text">
      <style:text-properties officeooo:rsid="007d2424"/>
    </style:style>
    <style:style style:name="T37" style:family="text">
      <style:text-properties officeooo:rsid="007da128"/>
    </style:style>
    <style:style style:name="T38" style:family="text">
      <style:text-properties officeooo:rsid="00834eb7"/>
    </style:style>
    <style:style style:name="T39" style:family="text">
      <style:text-properties officeooo:rsid="0084a0b1"/>
    </style:style>
    <style:style style:name="T40" style:family="text">
      <style:text-properties officeooo:rsid="0085fbdc"/>
    </style:style>
    <style:style style:name="T41" style:family="text">
      <style:text-properties officeooo:rsid="008775d5"/>
    </style:style>
    <style:style style:name="T42" style:family="text">
      <style:text-properties officeooo:rsid="0087a7ad"/>
    </style:style>
    <style:style style:name="T43" style:family="text">
      <style:text-properties officeooo:rsid="0089878f"/>
    </style:style>
    <style:style style:name="T44" style:family="text">
      <style:text-properties officeooo:rsid="00908cd4"/>
    </style:style>
    <style:style style:name="T45" style:family="text">
      <style:text-properties officeooo:rsid="00919cc6"/>
    </style:style>
    <style:style style:name="T46" style:family="text">
      <style:text-properties officeooo:rsid="00939046"/>
    </style:style>
    <style:style style:name="T47" style:family="text">
      <style:text-properties officeooo:rsid="009486ba"/>
    </style:style>
    <style:style style:name="T48" style:family="text">
      <style:text-properties officeooo:rsid="009f273e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officeooo:rsid="009f71e8"/>
    </style:style>
    <style:style style:name="T51" style:family="text">
      <style:text-properties officeooo:rsid="009f9384"/>
    </style:style>
    <style:style style:name="T52" style:family="text">
      <style:text-properties officeooo:rsid="00a5088e"/>
    </style:style>
    <style:style style:name="T53" style:family="text">
      <style:text-properties style:text-position="sub 58%"/>
    </style:style>
    <style:style style:name="T54" style:family="text">
      <style:text-properties style:text-position="sub 58%" officeooo:rsid="00add715"/>
    </style:style>
    <style:style style:name="T55" style:family="text">
      <style:text-properties style:text-position="sub 58%" fo:font-style="normal" style:font-style-asian="normal" style:font-style-complex="normal"/>
    </style:style>
    <style:style style:name="T56" style:family="text">
      <style:text-properties style:text-position="0% 100%"/>
    </style:style>
    <style:style style:name="T57" style:family="text">
      <style:text-properties style:text-position="0% 100%" officeooo:rsid="00acf79d"/>
    </style:style>
    <style:style style:name="T58" style:family="text">
      <style:text-properties style:text-position="0% 100%" officeooo:rsid="00add715"/>
    </style:style>
    <style:style style:name="T59" style:family="text">
      <style:text-properties style:text-position="0% 100%" officeooo:rsid="00b00311"/>
    </style:style>
    <style:style style:name="T60" style:family="text">
      <style:text-properties style:text-position="0% 100%" fo:font-style="normal" style:font-style-asian="normal" style:font-style-complex="normal"/>
    </style:style>
    <style:style style:name="T61" style:family="text">
      <style:text-properties style:text-position="0% 100%" fo:font-style="normal" officeooo:rsid="00b5298c" style:font-style-asian="normal" style:font-style-complex="normal"/>
    </style:style>
    <style:style style:name="T62" style:family="text">
      <style:text-properties officeooo:rsid="00b04f88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b43a0f" style:font-style-asian="normal" style:font-style-complex="normal"/>
    </style:style>
    <style:style style:name="T66" style:family="text">
      <style:text-properties fo:font-style="normal" officeooo:rsid="00b3dce7" style:font-style-asian="normal" style:font-style-complex="normal"/>
    </style:style>
    <style:style style:name="T67" style:family="text">
      <style:text-properties officeooo:rsid="00b24bc1"/>
    </style:style>
    <style:style style:name="T68" style:family="text">
      <style:text-properties fo:font-size="10pt" style:font-size-asian="10pt" style:font-size-complex="10pt"/>
    </style:style>
    <style:style style:name="T69" style:family="text">
      <style:text-properties style:font-name="Calibri" fo:font-size="10pt" style:font-size-asian="10pt" style:font-name-complex="Calibri" style:font-size-complex="10pt"/>
    </style:style>
    <style:style style:name="T70" style:family="text">
      <style:text-properties style:font-name="Carlito"/>
    </style:style>
    <style:style style:name="gr1" style:family="graphic">
      <style:graphic-properties draw:stroke="none" svg:stroke-color="#000000" draw:fill="none" draw:fill-color="#ffffff" fo:min-height="2.37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1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Line94688729497200">
          <table:table-cell table:style-name="Tableau1.A1" table:number-columns-spanned="2" office:value-type="string">
            <text:p text:style-name="P9">Exercice 0 :</text:p>
          </table:table-cell>
          <table:covered-table-cell/>
        </table:table-row>
        <table:table-row table:style-name="TableLine94688730499824">
          <table:table-cell table:style-name="Tableau1.A2" office:value-type="string">
            <text:p text:style-name="P10">1) Quels sont les noms des atomes <text:span text:style-name="T46">qui correspondent aux symboles</text:span> suivants ?</text:p>
            <text:p text:style-name="P5">- <text:span text:style-name="T47">H : <text:s text:c="5"/></text:span><text:span text:style-name="T48">Hydrogène</text:span></text:p>
            <text:p text:style-name="P5">- <text:span text:style-name="T47">C : <text:s text:c="6"/></text:span><text:span text:style-name="T48">Carbone</text:span></text:p>
            <text:p text:style-name="P5">- <text:span text:style-name="T47">O : <text:s text:c="5"/></text:span><text:span text:style-name="T48">Oxygène</text:span></text:p>
            <text:p text:style-name="P5">- <text:span text:style-name="T47">N : <text:s text:c="5"/></text:span><text:span text:style-name="T48">Azote</text:span></text:p>
            <text:p text:style-name="P5">- <text:span text:style-name="T47">Ca : <text:s text:c="3"/></text:span><text:span text:style-name="T48">Calcium</text:span></text:p>
            <text:p text:style-name="P26">- <text:span text:style-name="T47">Fe : <text:s text:c="3"/></text:span><text:span text:style-name="T48">Fer</text:span></text:p>
            <text:p text:style-name="P26"><text:s/><text:span text:style-name="T47">Mg : <text:s text:c="2"/></text:span><text:span text:style-name="T48">Magnésium</text:span></text:p>
          </table:table-cell>
          <table:table-cell table:style-name="Tableau1.B2" office:value-type="string">
            <text:p text:style-name="P19">1<text:span text:style-name="T44">) De quoi sont composés les molécules suivantes ?</text:span></text:p>
            <text:p text:style-name="P20">- CO₂<text:span text:style-name="T45"> </text:span></text:p>
            <text:p text:style-name="P58">Un atome de carbone et deux atomes d'oxygène.</text:p>
            <text:p text:style-name="P20">- H₂<text:span text:style-name="T45">O</text:span></text:p>
            <text:p text:style-name="P58">Un atome d'h<text:span text:style-name="T49">ydrogène</text:span> de et deux atomes d'oxygène.</text:p>
            <text:p text:style-name="P20">- <text:span text:style-name="T45">O₂ </text:span></text:p>
            <text:p text:style-name="P57"><text:span text:style-name="T50">D</text:span><text:span text:style-name="T48">eux atomes d'oxygène.</text:span></text:p>
            <text:p text:style-name="P57">-N₂</text:p>
            <text:p text:style-name="P59"><text:span text:style-name="T50">D</text:span>eux atomes d'<text:span text:style-name="T50">azote.</text:span></text:p>
          </table:table-cell>
        </table:table-row>
        <table:table-row table:style-name="TableLine94688730559728">
          <table:table-cell table:style-name="Tableau1.A3" table:number-columns-spanned="2" office:value-type="string">
            <text:p text:style-name="P3">Exercice 1 : </text:p>
          </table:table-cell>
          <table:covered-table-cell/>
        </table:table-row>
        <table:table-row table:style-name="Tableau1.4">
          <table:table-cell table:style-name="Tableau1.A4" table:number-columns-spanned="2" office:value-type="string">
            <text:p text:style-name="P15">1) Compléter le texte suivant avec : <text:s/>atomes, majuscule, boule, centaine, lettres, matière, minuscule, modèle, particules, symbole </text:p>
            <text:p text:style-name="P17">Toute la <text:span text:style-name="T15">matière</text:span> (inerte et vivante) qui nous entoure est constituée de <text:span text:style-name="T15">particules</text:span><text:span text:style-name="T51"> </text:span>microscopiques : des <text:span text:style-name="T15">atomes</text:span> Il existe une <text:span text:style-name="T16">centaine</text:span> de types d’atomes différents. A chaque atome correspond un <text:span text:style-name="T17">symbole</text:span> (composé d’une ou deux <text:span text:style-name="T17">lettres</text:span>) ; certains d’entre eux sont représentés par une <text:span text:style-name="T18">boule</text:span> colorée, leur <text:span text:style-name="T18">modèle.</text:span></text:p>
            <text:p text:style-name="P18"><text:span text:style-name="T8">Remarque :</text:span> </text:p>
            <text:p text:style-name="P18">Le symbole d’un atome est une lettre<text:span text:style-name="T10"> </text:span><text:span text:style-name="T19">majuscule</text:span><text:span text:style-name="T10"> </text:span>suivie éventuellement d’une lettre <text:span text:style-name="T20">minuscule </text:span>(ex : Fe pour l’atome de fer)</text:p>
            <text:p text:style-name="P17"><text:span text:style-name="T9">L</text:span>e symbole d’un <text:span text:style-name="T21">atome </text:span>n’est pas toujours la première <text:span text:style-name="T22">lettre </text:span>de son nom (ex : N pour azote).</text:p>
          </table:table-cell>
          <table:covered-table-cell/>
        </table:table-row>
        <table:table-row table:style-name="Tableau1.5">
          <table:table-cell table:style-name="Tableau1.A3" table:number-columns-spanned="2" office:value-type="string">
            <text:p text:style-name="P4">Exercice 2 :</text:p>
          </table:table-cell>
          <table:covered-table-cell/>
        </table:table-row>
        <table:table-row table:style-name="Tableau1.6">
          <table:table-cell table:style-name="Tableau1.A6" table:number-columns-spanned="2" office:value-type="string">
            <text:p text:style-name="P16">1) Compléter le texte suivant avec : <text:s/>atomes, constitue, formule, modèle <text:span text:style-name="T33">moléculaire</text:span>, molécule, nombre. </text:p>
            <text:p text:style-name="P60">Une <text:span text:style-name="T23">molécule</text:span> est un assemblage d’<text:span text:style-name="T24">atomes. </text:span><text:span text:style-name="T52">À</text:span> chaque molécule correspond une <text:span text:style-name="T25">formule </text:span>chimique qui nous renseigne sur le type et le <text:span text:style-name="T26">nombre </text:span>d’atomes qui la <text:span text:style-name="T26">constitue. </text:span>Une molécule est représentée par son <text:s/><text:span text:style-name="T10">modèle </text:span><text:span text:style-name="T27">moléculaire.</text:span></text:p>
            <text:p text:style-name="P2"><text:span text:style-name="T11">2</text:span><text:span text:style-name="T10">) Compléter le texte suivant avec :alphabétique, consonnes, un, voyelles.</text:span></text:p>
            <text:p text:style-name="P21">Remarques : complète avec : alphabétique, consonnes, un, voyelles. -dans </text:p>
            <text:p text:style-name="P21">une formule chimique, on ne marque jamais le nombre<text:span text:style-name="T10"> </text:span><text:span text:style-name="T28">un</text:span><text:span text:style-name="T10"> </text:span>(on écrit H₂O et pas H₂O₁ ) </text:p>
            <text:p text:style-name="P21"><text:span text:style-name="T34">D</text:span>ans une formule chimique, on écrit en général les <text:span text:style-name="T29">consonnes </text:span>avant les <text:span text:style-name="T29">voyelles </text:span>et on respecte l’ordre <text:span text:style-name="T30">alphabétique </text:span>(ex : CH₄ <text:s/>et pas H₄C, CO₂et pas O₂C). </text:p>
          </table:table-cell>
          <table:covered-table-cell/>
        </table:table-row>
      </table:table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2">Exercice <text:span text:style-name="T35">3</text:span> : <text:span text:style-name="T13">L</text:span><text:span text:style-name="T12">a combustion du carbone</text:span></text:p>
          </table:table-cell>
        </table:table-row>
        <table:table-row table:style-name="Tableau3.2">
          <table:table-cell table:style-name="Tableau3.A2" office:value-type="string">
            <text:p text:style-name="P11">Pour brûler complètement <text:span text:style-name="T37">6</text:span> g de carbone, il faut 8 g de dioxygène. </text:p>
            <text:p text:style-name="P11">1 ) Quelle masse de dioxyde de carbone va-t-on obtenir ? </text:p>
            <text:p text:style-name="P46">La masse se conserve lors d'une transformation chimique donc la masse des réactifs (le carbone et le dioxygène) est égale à la masse des produits (dioxyde de carbone) :</text:p>
            <text:p text:style-name="P47"><text:span text:style-name="T57">m</text:span><text:span text:style-name="T53">réactifs</text:span><text:span text:style-name="T56">= </text:span><text:span text:style-name="T57">m</text:span><text:span text:style-name="T53">produits</text:span></text:p>
            <text:p text:style-name="P47"><text:span text:style-name="T58">m</text:span><text:span text:style-name="T54">dioxygène</text:span><text:span text:style-name="T58"> + m</text:span><text:span text:style-name="T54">carbone</text:span><text:span text:style-name="T58"> = m</text:span><text:span text:style-name="T54">dioxyde de carbone</text:span><text:span text:style-name="T53"> </text:span></text:p>
            <text:p text:style-name="P48"><text:span text:style-name="T58">m</text:span><text:span text:style-name="T54">dioxyde de carbone </text:span><text:span text:style-name="T58"><text:s/>= 8 + 6 = 14g</text:span></text:p>
            <text:p text:style-name="P49"><text:span text:style-name="T58">D</text:span><text:span text:style-name="T56">onc la masse de dioxyde de carbone qui apparaît</text:span><text:span text:style-name="T59"> </text:span><text:span text:style-name="T56">est de 14g. </text:span></text:p>
            <text:p text:style-name="P56"><text:span text:style-name="T62">(</text:span>Autrement dit 6g de carbone et 8g de dioxygène disparaissent et 14g de dioxyde de carbone apparaissent.<text:span text:style-name="T62">)</text:span></text:p>
            <text:p text:style-name="P44">2 ) On fait maintenant brûler <text:span text:style-name="T36">4</text:span> g de carbone dans un flacon contenant <text:span text:style-name="T37">20</text:span>g de dioxygène. Tout le dioxygène va-t-il être utilisé ? Si non, combien en restera-t-il ? Quelle masse de dioxyde de carbone va-t-on obtenir ? </text:p>
            <text:p text:style-name="P50"><draw:frame text:anchor-type="paragraph" draw:z-index="0" draw:name="Forme1" draw:style-name="gr4" draw:text-style-name="P64" svg:width="8.73cm" svg:height="1.036cm" svg:x="9.961cm" svg:y="1.101cm"><draw:text-box><text:p text:style-name="P65"><text:span text:style-name="T70">Il faut donc 5,33g de dioxygène pour faire brûler le carbone.</text:span></text:p></draw:text-box></draw:frame>Pour savoir de combien de dioxygène 4 g de carbone a besoin pour brûler, on fait un produit en croix en partant de l'information de la question 1 :"<text:span text:style-name="T63">Pour brûler complètement 6 g de carbone, il faut 8 g de dioxygène.</text:span><text:span text:style-name="T64">"</text:span>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 table:style-name="TableLine94688629726432">
                <table:table-cell table:style-name="Tableau4.A1" office:value-type="string">
                  <text:p text:style-name="P30">Carbone</text:p>
                </table:table-cell>
                <table:table-cell table:style-name="Tableau4.A1" office:value-type="string">
                  <text:p text:style-name="P30">6<text:span text:style-name="T67">g</text:span></text:p>
                </table:table-cell>
                <table:table-cell table:style-name="Tableau4.C1" office:value-type="string">
                  <text:p text:style-name="P30">4<text:span text:style-name="T67">g</text:span></text:p>
                </table:table-cell>
              </table:table-row>
              <table:table-row table:style-name="TableLine94688629726432">
                <table:table-cell table:style-name="Tableau4.A2" office:value-type="string">
                  <text:p text:style-name="P30">Dioxygène</text:p>
                </table:table-cell>
                <table:table-cell table:style-name="Tableau4.A2" office:value-type="string">
                  <text:p text:style-name="P30">8<text:span text:style-name="T67">g</text:span></text:p>
                </table:table-cell>
                <table:table-cell table:style-name="Tableau4.C2" office:value-type="string">
                  <text:p text:style-name="P27">5.33<text:span text:style-name="T67">g</text:span></text:p>
                </table:table-cell>
              </table:table-row>
            </table:table>
            <text:p text:style-name="P51"><text:span text:style-name="T64">L'expérience commence avec 20g de dioxygène dans le bocal, on enlève 5,33g : il reste 14,67g de dioxygène dans le bocal.</text:span></text:p>
            <text:p text:style-name="P51"><text:span text:style-name="T64"/></text:p>
            <text:p text:style-name="P52"><text:span text:style-name="T64">La masse se conserve pendant la réaction chimique ! Au début de l'expérience il y a 20g de dioxygène et 4g de carbone </text:span><text:span text:style-name="T65">pour un total de 24g.</text:span></text:p>
            <text:p text:style-name="P52"><text:span text:style-name="T65">Après combustion il reste <text:s/></text:span><text:span text:style-name="T66">14,67g </text:span><text:span text:style-name="T65">de dioxygène et tout le carbone à disparu, la masse restante est celle de dioxyde de carbone :</text:span></text:p>
            <text:p text:style-name="P53"><text:span text:style-name="T65">m</text:span><text:span text:style-name="T55">dioxyde de carbone</text:span><text:span text:style-name="T60"> = <text:s/>24 – </text:span><text:span text:style-name="T61">14,67 = 9,33g</text:span></text:p>
            <text:p text:style-name="P45"><text:line-break/><text:span text:style-name="T31">conclusion : 5,33g de dioxygène ont été utilisé pour la combustion, </text:span><text:span text:style-name="T32">il en reste 14,64g. La masse de dioxyde de carbone qui apparaît est de 9,33g.</text:span></text:p>
            <text:p text:style-name="P45"><text:soft-page-break/>3 ) Quelle masse de dioxygène faut-il pour brûler complètement 9 g de carbone ? Quelle masse de dioxyde de carbone va-t-on obtenir ?</text:p>
            <text:p text:style-name="P54"><draw:frame text:anchor-type="paragraph" draw:z-index="1" draw:name="Forme2" draw:style-name="gr3" draw:text-style-name="P64" svg:width="8.139cm" svg:height="1.117cm" svg:x="10.19cm" svg:y="0.653cm"><draw:text-box><text:p><text:span text:style-name="T70">Donc il faut 12g de dioxygène pour brûler 9g de carbone.</text:span></text:p></draw:text-box></draw:frame>Il faut refaire un produit en croix comme en question 2.</text:p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row table:style-name="TableLine94688796810240">
                <table:table-cell table:style-name="Tableau5.A1" office:value-type="string">
                  <text:p text:style-name="P31">Carbone</text:p>
                </table:table-cell>
                <table:table-cell table:style-name="Tableau5.A1" office:value-type="string">
                  <text:p text:style-name="P31">6<text:span text:style-name="T67">g</text:span></text:p>
                </table:table-cell>
                <table:table-cell table:style-name="Tableau5.C1" office:value-type="string">
                  <text:p text:style-name="P33">9g</text:p>
                </table:table-cell>
              </table:table-row>
              <table:table-row table:style-name="TableLine94688796810240">
                <table:table-cell table:style-name="Tableau5.A2" office:value-type="string">
                  <text:p text:style-name="P31">Dioxygène</text:p>
                </table:table-cell>
                <table:table-cell table:style-name="Tableau5.A2" office:value-type="string">
                  <text:p text:style-name="P31">8<text:span text:style-name="T67">g</text:span></text:p>
                </table:table-cell>
                <table:table-cell table:style-name="Tableau5.C2" office:value-type="string">
                  <text:p text:style-name="P34">12g</text:p>
                </table:table-cell>
              </table:table-row>
            </table:table>
            <text:p text:style-name="P22"/>
            <text:p text:style-name="P14">4 ) On dispose un morceau de carbone enflammé de 10 grammes dans un bocal fermé. Après combustion il reste 6 grammes de carbone. Quelle quantité de dioxygène était présente dans le bocal ?</text:p>
            <text:p text:style-name="P55"><draw:frame text:anchor-type="paragraph" draw:z-index="2" draw:name="Forme3" draw:style-name="gr2" draw:text-style-name="P63" svg:width="7.942cm" svg:height="1.05cm" svg:x="10.093cm" svg:y="0.609cm"><draw:text-box><text:p>Pour disparaître ils ont réagit avec 5,33g de dioxygène.</text:p></draw:text-box></draw:frame>Il reste 6g de carbone donc il y a 10 – 6 = 4g de carbone qui ont disparu.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row table:style-name="TableLine94688802682880">
                <table:table-cell table:style-name="Tableau6.A1" office:value-type="string">
                  <text:p text:style-name="P32">Carbone</text:p>
                </table:table-cell>
                <table:table-cell table:style-name="Tableau6.A1" office:value-type="string">
                  <text:p text:style-name="P32">6<text:span text:style-name="T67">g</text:span></text:p>
                </table:table-cell>
                <table:table-cell table:style-name="Tableau6.C1" office:value-type="string">
                  <text:p text:style-name="P32">4<text:span text:style-name="T67">g</text:span></text:p>
                </table:table-cell>
              </table:table-row>
              <table:table-row table:style-name="TableLine94688802682880">
                <table:table-cell table:style-name="Tableau6.A2" office:value-type="string">
                  <text:p text:style-name="P32">Dioxygène</text:p>
                </table:table-cell>
                <table:table-cell table:style-name="Tableau6.A2" office:value-type="string">
                  <text:p text:style-name="P32">8<text:span text:style-name="T67">g</text:span></text:p>
                </table:table-cell>
                <table:table-cell table:style-name="Tableau6.C2" office:value-type="string">
                  <text:p text:style-name="P28">5.33<text:span text:style-name="T67">g</text:span></text:p>
                </table:table-cell>
              </table:table-row>
            </table:table>
            <text:p text:style-name="P23"/>
            <text:p text:style-name="P24">Le reste du carbone n'a pas disparu car il n'y avait plus de dioxygène dans le bocal. <text:span text:style-name="T10">Donc il y avait 5,33g de dioxygène dans le bocal.</text:span></text:p>
          </table:table-cell>
        </table:table-row>
      </table:table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table:number-columns-spanned="3" office:value-type="string">
            <text:p text:style-name="P13"><text:span text:style-name="T12">Exercice 4 : Les équations suivantes sont-elles équilibrées ? </text:span><text:span text:style-name="T14">Justifier.</text:span></text:p>
          </table:table-cell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6">C + O₂ → CO₂ </text:p>
            <text:p text:style-name="P35"><draw:frame text:anchor-type="paragraph" draw:z-index="3" draw:name="Forme4" draw:style-name="gr1" draw:text-style-name="P62" svg:width="3.954cm" svg:height="2.375cm" svg:x="5.877cm" svg:y="0.198cm"><draw:text-box><text:p text:style-name="P61"><text:span text:style-name="T68">À gauche:</text:span></text:p><text:p text:style-name="P61"><text:span text:style-name="T68">1 C</text:span></text:p><text:p text:style-name="P61"><text:span text:style-name="T68">4 H</text:span></text:p><text:p text:style-name="P61"><text:span text:style-name="T68">4 O</text:span></text:p></draw:text-box></draw:frame>L'équation est équilibrée car il y a le même nombre d'atomes C et O de chaque côté.</text:p>
          </table:table-cell>
          <table:table-cell table:style-name="Tableau2.A2" office:value-type="string">
            <text:p text:style-name="P38">CH₄ + 2 0₂ → C<text:span text:style-name="T39">O</text:span>₂ + H₂O <text:s/></text:p>
            <text:p text:style-name="P39"><draw:frame text:anchor-type="paragraph" draw:z-index="4" draw:name="Forme4_0" draw:style-name="gr1" draw:text-style-name="P62" svg:width="3.954cm" svg:height="2.375cm" svg:x="3.498cm" svg:y="0.131cm"><draw:text-box><text:p text:style-name="P61"><text:span text:style-name="T68">À droite :</text:span></text:p><text:p text:style-name="P61"><text:span text:style-name="T68">1 C</text:span></text:p><text:p text:style-name="P61"><text:span text:style-name="T68">2 H</text:span></text:p><text:p text:style-name="P61"><text:span text:style-name="T68">3 O</text:span></text:p></draw:text-box></draw:frame></text:p>
            <text:p text:style-name="P39"/>
            <text:p text:style-name="P39"/>
            <text:p text:style-name="P39"/>
            <text:p text:style-name="P40">L'équation n'est pas équilibrée</text:p>
          </table:table-cell>
          <table:table-cell table:style-name="Tableau2.C2" office:value-type="string">
            <text:p text:style-name="P8">CH₄ + 2 O₂ → <text:s text:c="2"/><text:span text:style-name="T38">C</text:span>O<text:span text:style-name="T38">₂ </text:span><text:span text:style-name="T40">+ 2 H₂O</text:span></text:p>
            <text:p text:style-name="P8"/>
            <text:p text:style-name="P36">L'équation est équilibrée car il y a le même nombre d'atomes C et O de chaque côté.</text:p>
            <text:p text:style-name="P8"/>
          </table:table-cell>
        </table:table-row>
        <table:table-row table:style-name="Tableau2.3">
          <table:table-cell table:style-name="Tableau2.A2" office:value-type="string">
            <text:p text:style-name="P7">C₂ H₆O <text:span text:style-name="T41">+ 3 O₂ → 2 CO₂ + 3 H₂O</text:span></text:p>
            <text:p text:style-name="P7"><draw:frame text:anchor-type="paragraph" draw:z-index="6" draw:name="Forme4_2" draw:style-name="gr1" draw:text-style-name="P62" svg:width="2.855cm" svg:height="2.375cm" svg:x="3.055cm" svg:y="0cm"><draw:text-box><text:p text:style-name="P61"><text:span text:style-name="T68">À droite:</text:span></text:p><text:p text:style-name="P61"><text:span text:style-name="T68">2 C</text:span></text:p><text:p text:style-name="P61"><text:span text:style-name="T68">6 H</text:span></text:p><text:p text:style-name="P61"><text:span text:style-name="T68">7 O</text:span></text:p></draw:text-box></draw:frame></text:p>
            <text:p text:style-name="P7"/>
            <text:p text:style-name="P7"><draw:frame text:anchor-type="paragraph" draw:z-index="5" draw:name="Forme4_1" draw:style-name="gr1" draw:text-style-name="P62" svg:width="2.855cm" svg:height="2.375cm" svg:x="-0.556cm" svg:y="-0.836cm"><draw:text-box><text:p text:style-name="P61"><text:span text:style-name="T68">À gauche:</text:span></text:p><text:p text:style-name="P61"><text:span text:style-name="T68">2 C</text:span></text:p><text:p text:style-name="P61"><text:span text:style-name="T68">6 H</text:span></text:p><text:p text:style-name="P61"><text:span text:style-name="T68">7 O</text:span></text:p></draw:text-box></draw:frame></text:p>
            <text:p text:style-name="P7"/>
            <text:p text:style-name="P41"><draw:frame text:anchor-type="paragraph" draw:z-index="7" draw:name="Forme4_3" draw:style-name="gr1" draw:text-style-name="P62" svg:width="2.855cm" svg:height="2.375cm" svg:x="6.676cm" svg:y="-1.896cm"><draw:text-box><text:p text:style-name="P61"><text:span text:style-name="T68">À gauche:</text:span></text:p><text:p text:style-name="P61"><text:span text:style-name="T68">8 C</text:span></text:p><text:p text:style-name="P61"><text:span text:style-name="T68">20 H</text:span></text:p><text:p text:style-name="P61"><text:span text:style-name="T68">20 O</text:span></text:p></draw:text-box></draw:frame><draw:frame text:anchor-type="paragraph" draw:z-index="9" draw:name="Forme4_5" draw:style-name="gr1" draw:text-style-name="P62" svg:width="3.954cm" svg:height="2.375cm" svg:x="13.411cm" svg:y="-1.748cm"><draw:text-box><text:p text:style-name="P61"><text:span text:style-name="T68">À gauche:</text:span></text:p><text:p text:style-name="P61"><text:span text:style-name="T68">4 C</text:span></text:p><text:p text:style-name="P61"><text:span text:style-name="T68">12 H</text:span></text:p><text:p text:style-name="P61"><text:span text:style-name="T68">14 O</text:span></text:p></draw:text-box></draw:frame>L'équation est équilibrée</text:p>
          </table:table-cell>
          <table:table-cell table:style-name="Tableau2.A2" office:value-type="string">
            <text:p text:style-name="P7">2 C₄H₁₀ <text:span text:style-name="T42">+ 10 O₂ <text:s/>→ </text:span><text:span text:style-name="T43">8 </text:span><text:span text:style-name="T41">CO₂ </text:span><text:span text:style-name="T43">+ 7 </text:span><text:span text:style-name="T41">H₂O</text:span></text:p>
            <text:p text:style-name="P7"><draw:frame text:anchor-type="paragraph" draw:z-index="8" draw:name="Forme4_4" draw:style-name="gr1" draw:text-style-name="P62" svg:width="2.855cm" svg:height="2.375cm" svg:x="3.399cm" svg:y="0.018cm"><draw:text-box><text:p text:style-name="P61"><text:span text:style-name="T68">À droite:</text:span></text:p><text:p text:style-name="P61"><text:span text:style-name="T68">8 C</text:span></text:p><text:p text:style-name="P61"><text:span text:style-name="T68">14 H</text:span></text:p><text:p text:style-name="P61"><text:span text:style-name="T69">15 0</text:span></text:p></draw:text-box></draw:frame></text:p>
            <text:p text:style-name="P7"/>
            <text:p text:style-name="P7"/>
            <text:p text:style-name="P7"/>
            <text:p text:style-name="P7"/>
            <text:p text:style-name="P42">L'équation n'est pas équilibrée</text:p>
          </table:table-cell>
          <table:table-cell table:style-name="Tableau2.C2" office:value-type="string">
            <text:p text:style-name="P7">2 C₂H₆ + 7 O₂ <text:s/>→ 4 CO₂ <text:s/>+ 6 H₂O </text:p>
            <text:p text:style-name="P7"><draw:frame text:anchor-type="paragraph" draw:z-index="10" draw:name="Forme4_6" draw:style-name="gr1" draw:text-style-name="P62" svg:width="3.954cm" svg:height="2.375cm" svg:x="2.785cm" svg:y="0.15cm"><draw:text-box><text:p text:style-name="P61"><text:span text:style-name="T68">À droite:</text:span></text:p><text:p text:style-name="P61"><text:span text:style-name="T68">4 C</text:span></text:p><text:p text:style-name="P61"><text:span text:style-name="T68">12 H</text:span></text:p><text:p text:style-name="P61"><text:span text:style-name="T68">14 O</text:span></text:p></draw:text-box></draw:frame></text:p>
            <text:p text:style-name="P7"/>
            <text:p text:style-name="P7"/>
            <text:p text:style-name="P7"/>
            <text:p text:style-name="P37">L'équation est équilibrée </text:p>
            <text:p text:style-name="P7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F" svg:font-family="" style:font-family-generic="roman"/>
    <style:font-face style:name="Calibri" svg:font-family="Calibri" style:font-family-generic="swiss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1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style:font-name="Carlito" fo:font-family="Carlito" style:font-family-generic="swiss" style:font-pitch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officeooo:paragraph-rsid="0099bb42"/>
    </style:style>
    <style:style style:name="MT1" style:family="text">
      <style:text-properties style:font-name="Liberation Sans" fo:font-size="12pt" fo:font-weight="normal" officeooo:rsid="004af1b8" style:font-name-asian="Noto Sans CJK SC1" style:font-size-asian="12pt" style:font-weight-asian="normal" style:font-name-complex="Lohit Devanagari2" style:font-size-complex="12pt" style:font-weight-complex="normal"/>
    </style:style>
    <style:style style:name="MT2" style:family="text">
      <style:text-properties style:font-name="Liberation Sans" fo:font-size="12pt" fo:font-weight="normal" officeooo:rsid="008e8ce7" style:font-name-asian="Noto Sans CJK SC1" style:font-size-asian="12pt" style:font-weight-asian="normal" style:font-name-complex="Lohit Devanagari2" style:font-size-complex="12pt" style:font-weight-complex="normal"/>
    </style:style>
    <style:style style:name="MT3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name-asian="Noto Sans CJK SC1" style:font-size-asian="18pt" style:font-weight-asian="bold" style:font-name-complex="Lohit Devanagari2" style:font-size-complex="18pt" style:font-weight-complex="bold"/>
    </style:style>
    <style:style style:name="M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f3e74" style:font-name-asian="Noto Sans CJK SC1" style:font-size-asian="18pt" style:font-weight-asian="bold" style:font-name-complex="Lohit Devanagari2" style:font-size-complex="18pt" style:font-weight-complex="bold"/>
    </style:style>
    <style:style style:name="MT5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4c7e79" style:font-name-asian="Noto Sans CJK SC1" style:font-size-asian="18pt" style:font-weight-asian="bold" style:font-name-complex="Lohit Devanagari2" style:font-size-complex="18pt" style:font-weight-complex="bold"/>
    </style:style>
    <style:style style:name="MT6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name-asian="Noto Sans CJK SC1" style:font-size-asian="18pt" style:font-weight-asian="bold" style:font-name-complex="Lohit Devanagari2" style:font-size-complex="18pt" style:font-weight-complex="bold"/>
    </style:style>
    <style:style style:name="MT7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hapitre </text:span><text:span text:style-name="MT2">4<text:tab/><text:tab/><text:tab/><text:tab/></text:span><text:span text:style-name="MT3">Vo</text:span><text:span text:style-name="MT4">s</text:span><text:span text:style-name="MT3"> </text:span><text:span text:style-name="MT5">exercices d’entraînement</text:span><text:span text:style-name="MT3"> </text:span><text:span text:style-name="MT6">:</text:span><text:span text:style-name="MT1"><text:tab/></text:span><text:span text:style-name="MT7"><text:tab/> <text:s text:c="27"/></text:span><text:span text:style-name="MT7"><text:page-number text:select-page="current">1</text:page-number></text:span><text:span text:style-name="MT7">/</text:span><text:span text:style-name="MT7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56M50S</meta:editing-duration>
    <meta:editing-cycles>88</meta:editing-cycles>
    <meta:generator>LibreOffice/7.0.4.2$Linux_X86_64 LibreOffice_project/00$Build-2</meta:generator>
    <meta:creation-date>2021-01-28T19:47:51.976831737</meta:creation-date>
    <meta:initial-creator>J Cercy</meta:initial-creator>
    <dc:date>2021-03-15T13:55:18.325704921</dc:date>
    <dc:creator>J Cercy</dc:creator>
    <meta:document-statistic meta:table-count="6" meta:image-count="0" meta:object-count="0" meta:page-count="2" meta:paragraph-count="84" meta:word-count="900" meta:character-count="4653" meta:non-whitespace-character-count="3792"/>
  </office:meta>
</office:document-meta>
</file>